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60000032FC000032FC603F2AC8E298807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706cm" svg:stroke-color="#000000" draw:marker-start-width="1.259cm" draw:marker-end-width="1.259cm" draw:fill="none" draw:textarea-horizontal-align="justify" draw:textarea-vertical-align="middle" draw:auto-grow-height="false" fo:min-height="12.266cm" fo:min-width="11.946cm" fo:padding-top="0.478cm" fo:padding-bottom="0.478cm" fo:padding-left="0.603cm" fo:padding-right="0.603cm"/>
    </style:style>
    <style:style style:name="gr3" style:family="graphic" style:parent-style-name="standard">
      <style:graphic-properties draw:stroke="solid" svg:stroke-width="0.1cm" svg:stroke-color="#ffffff" draw:marker-start-width="0.3cm" draw:marker-end-width="0.3cm" svg:stroke-opacity="50%" draw:fill="solid" draw:fill-color="#000000" draw:textarea-horizontal-align="center" draw:textarea-vertical-align="middle" fo:min-height="8.45cm" fo:padding-top="0.175cm" fo:padding-bottom="0.175cm" fo:padding-left="0.3cm" fo:padding-right="0.3cm" draw:shadow="hidden"/>
    </style:style>
    <style:style style:name="P1" style:family="paragraph">
      <style:paragraph-properties fo:text-align="center"/>
    </style:style>
    <style:style style:name="P2" style:family="paragraph">
      <loext:graphic-properties draw:fill="none"/>
      <style:paragraph-properties fo:text-align="center"/>
      <style:text-properties fo:font-size="200pt" style:font-size-asian="200pt" style:font-size-complex="200pt"/>
    </style:style>
    <style:style style:name="P3" style:family="paragraph">
      <loext:graphic-properties draw:fill="solid" draw:fill-color="#000000"/>
      <style:paragraph-properties fo:text-align="center"/>
      <style:text-properties fo:font-size="200pt" style:font-size-asian="200pt" style:font-size-complex="200pt"/>
    </style:style>
  </office:automatic-styles>
  <office:body>
    <office:drawing>
      <draw:page draw:name="page1" draw:style-name="dp1" draw:master-page-name="Standard">
        <draw:frame draw:style-name="gr1" draw:text-style-name="P1" draw:layer="layout" svg:width="17.635cm" svg:height="17.635cm" svg:x="1.682cm" svg:y="6.032cm">
          <draw:image xlink:href="Pictures/20000060000032FC000032FC603F2AC8E2988077.svm" xlink:type="simple" xlink:show="embed" xlink:actuate="onLoad">
            <text:p/>
          </draw:image>
        </draw:frame>
        <draw:custom-shape draw:style-name="gr2" draw:text-style-name="P2" draw:layer="layout" svg:width="17.6cm" svg:height="17.7cm" svg:x="1.7cm" svg:y="6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text-style-name="P3" draw:layer="layout" svg:width="3.754cm" svg:height="4.854cm" svg:x="3.929cm" svg:y="11.963cm" svg:viewBox="0 0 3755 4855" svg:d="M3755 3487c0 30-1 60-2 91-2 29-4 58-7 87-3 28-7 55-11 83-5 27-11 54-16 81-7 25-13 51-20 77-8 24-17 49-25 73-10 23-20 47-29 70-12 22-23 45-34 67-13 21-25 42-38 63-14 21-27 41-41 61-15 19-29 38-44 57-16 19-31 37-47 55-17 17-33 34-50 51-18 17-36 33-54 49-18 15-37 30-56 45-20 14-40 29-60 43-20 13-41 26-62 39-22 13-43 25-65 37-22 11-45 23-67 34-24 11-47 21-70 31-24 10-48 19-72 29-25 9-50 17-75 26-26 7-52 15-77 23-27 7-54 13-80 20-55 11-109 22-164 33-56 8-112 16-169 24-57 5-115 10-172 14-59 2-118 3-177 5-657 0-1314 0-1971 0 0-1618 0-3237 0-4855 588 0 1176 0 1764 0 65 1 131 3 196 4 62 4 124 9 186 13 58 7 116 14 174 21 55 10 109 19 164 29 26 6 52 12 78 18 25 7 50 14 75 21 23 7 47 15 71 22 23 9 46 17 69 26 22 9 44 18 66 27 20 11 41 21 62 31 20 10 40 21 60 32 19 12 38 23 57 35 17 13 35 25 53 38 17 13 33 26 50 39 16 14 32 28 47 43 15 14 29 29 44 44 13 16 27 32 40 47 12 17 25 33 37 50 11 17 23 34 34 52 10 18 20 36 30 54 9 19 18 38 28 57 7 20 15 40 23 60 7 21 13 41 20 62 5 22 11 44 16 65 4 23 8 46 13 68 3 24 6 47 9 71 1 24 3 49 5 73 1 26 1 51 2 76 0 17-1 34-1 51-1 16-2 33-3 50-1 16-3 32-4 49-2 16-4 32-6 48-3 16-6 31-8 47-4 16-7 31-10 47-4 15-8 30-12 46-4 15-9 30-13 45-5 15-10 29-15 44-6 15-11 29-17 43-6 15-13 29-19 43-7 13-14 27-20 41-8 13-15 27-23 40s-16 26-24 39c-9 13-18 26-26 38-10 13-19 25-28 38-10 12-20 24-30 35-11 12-21 24-32 35s-22 22-33 34c-12 10-24 21-35 32-13 10-25 20-37 30-13 10-26 20-39 30-14 9-27 19-41 28s-28 18-43 27c-14 9-29 17-44 26-15 7-31 15-46 23-16 8-32 15-48 22-17 7-33 14-50 21-17 6-34 12-51 19-18 5-36 11-54 17-18 5-36 10-55 15s-38 9-56 14c24 3 48 6 72 9 23 4 46 8 70 12 22 5 45 9 68 14 22 5 44 10 66 16 21 6 42 12 63 17 21 7 41 14 62 20 20 8 40 15 60 22 19 8 38 16 57 24 18 9 37 17 55 26s36 18 53 28c17 9 34 19 51 29 16 10 32 21 48 31 16 11 31 22 46 33s29 23 44 34c14 12 27 24 41 36 13 13 26 26 39 38 13 13 25 27 37 40s23 27 35 41c10 14 21 28 32 43 10 14 20 29 30 44 9 15 18 30 28 46 8 15 17 31 25 47s15 32 23 49c7 17 14 33 21 50 6 18 13 35 19 52 5 18 10 35 16 53 4 18 9 36 13 54s8 36 12 54c2 19 5 38 8 56 2 19 4 38 6 57 2 20 3 39 4 58 1 20 1 39 1 59zM2811 1258c-1-32-2-63-4-95-2-15-3-30-5-45-3-14-5-28-7-43-4-13-7-27-10-41-4-13-8-26-11-39-5-13-10-26-14-38-5-12-11-24-16-36-6-12-12-23-18-34s-13-22-20-33c-7-10-14-20-22-31-8-9-16-19-24-29-9-9-17-18-26-27-9-8-19-17-28-25-11-8-21-16-31-24-11-7-22-15-32-22-12-7-23-14-35-20-12-7-24-13-36-20-26-11-53-22-79-34-28-10-57-19-86-29-31-8-62-16-93-24-34-6-68-12-101-18-37-4-73-9-109-13-39-3-78-6-116-8-42-1-83-2-124-3-369 0-737 0-1106 0 0 512 0 1025 0 1537 369 0 737 0 1106 0 46-1 93-2 139-4 43-3 85-7 128-10 20-3 40-6 60-8 19-3 38-7 57-10 18-4 36-8 54-12 17-4 34-8 51-13 16-5 33-10 49-15 15-5 31-11 46-16 15-6 30-12 44-18 14-7 28-13 42-20 13-7 26-14 39-21s25-15 37-22c12-8 23-16 35-24 11-9 21-17 32-26 10-9 20-18 30-27 9-9 19-19 28-28 8-10 17-20 25-30s16-20 24-31c7-10 14-21 21-32s13-22 19-34c6-11 12-23 17-35s10-24 15-36c5-13 9-25 13-38s8-26 11-39c4-13 7-26 10-40 2-13 5-27 8-41 2-14 4-28 6-42 1-15 2-29 4-44 1-15 2-29 3-44 0-16 0-31 0-46zM3090 3435c0-18 0-37-1-56-1-18-3-37-4-55-2-17-4-35-6-52-3-17-7-34-10-50-4-16-8-32-12-48s-9-31-14-46c-6-15-11-29-17-44-7-14-13-28-20-41-7-14-15-27-22-40-8-13-17-25-25-38-9-12-18-24-27-36-9-11-19-22-29-34-10-10-21-21-31-32-12-10-23-20-34-30-12-10-24-19-36-29-13-9-26-18-39-27-13-8-27-16-40-25-15-7-29-15-43-23-15-7-30-14-45-22-15-6-31-13-46-19-16-6-33-12-49-18-17-6-34-11-50-17-18-5-35-10-53-14-18-5-36-9-55-13-38-7-76-14-114-21-40-6-81-11-121-16-43-3-85-6-128-9-45-1-90-2-134-3-409 0-818 0-1227 0 0 584 0 1167 0 1751 426 0 852 0 1278 0 41-1 82-2 124-3 39-2 78-5 118-8 38-4 75-8 113-12 36-6 73-12 109-19 17-3 34-7 52-11 16-4 33-9 50-13 16-5 32-10 48-15 16-6 31-12 47-17 15-7 30-13 45-19 14-7 28-14 43-21 13-8 27-16 41-23 13-9 26-17 39-25 12-9 25-18 37-27 12-10 24-20 35-29 11-11 22-21 33-31 11-12 21-23 31-34 10-12 20-24 29-35 9-13 18-25 27-38 8-13 17-27 25-40 7-14 15-28 22-42 7-15 14-30 21-44 5-16 11-32 17-47 5-17 10-34 15-50 4-18 8-35 12-53 3-18 6-37 9-55 3-19 5-38 7-58 1-20 3-40 4-60 1-21 1-43 1-64z">
            <text:p/>
          </draw:path>
          <draw:path draw:style-name="gr3" draw:text-style-name="P3" draw:layer="layout" svg:width="0.619cm" svg:height="5.112cm" svg:x="8.532cm" svg:y="11.705cm" svg:viewBox="0 0 620 5113" svg:d="M0 5113c0-1704 0-3409 0-5113 207 0 413 0 620 0 0 1704 0 3409 0 5113-207 0-413 0-620 0z">
            <text:p/>
          </draw:path>
          <draw:path draw:style-name="gr3" draw:text-style-name="P3" draw:layer="layout" svg:width="3.331cm" svg:height="3.865cm" svg:x="9.92cm" svg:y="13.021cm" svg:viewBox="0 0 3332 3866" svg:d="M3332 1930c-3 78-5 157-7 236-7 74-14 148-20 222-12 68-23 137-34 205-16 64-31 127-47 190-20 58-40 116-61 175-11 27-23 54-35 81-13 26-26 52-39 77-14 25-28 49-42 74-15 23-30 46-45 70-16 21-33 43-49 65-17 21-35 41-52 62-18 19-37 39-55 58-20 18-39 36-59 54-20 17-41 34-61 51-22 15-43 31-65 47-22 14-45 28-67 43-24 13-47 26-71 39-24 12-49 24-73 35-26 11-51 22-77 32-27 10-53 19-80 28-27 8-55 17-82 25-59 12-117 25-175 37-62 8-125 15-187 23-66 2-132 5-199 7-32-1-64-1-96-2-31-2-62-3-93-5-30-3-61-6-91-9-29-5-59-9-88-13-29-6-57-11-86-17-28-6-55-13-83-20-27-8-54-16-81-24-26-9-52-18-78-27-25-11-50-21-75-31-24-12-48-24-72-35-23-13-46-26-69-39-22-15-44-29-67-43-21-16-42-31-63-47-20-17-40-34-60-51-19-18-39-36-58-54-18-20-36-39-54-58-17-21-34-42-52-63-16-22-32-44-48-66-15-23-30-46-45-70-14-24-28-49-42-73-13-26-26-52-39-78-12-27-24-54-36-81-11-28-22-57-32-85-10-30-20-60-30-89-9-31-18-62-26-93-8-32-15-65-23-97-6-34-13-67-19-101-6-35-11-70-16-105-4-36-8-73-12-109-3-38-6-75-9-113-2-80-5-159-7-238 2-78 4-156 7-234 6-73 13-146 19-219 11-68 22-135 33-203 15-63 30-126 45-189 20-57 40-115 59-173 24-53 48-106 72-158 28-48 57-96 85-143 32-43 65-86 98-129 37-37 74-75 111-113 41-32 82-65 124-98 45-27 91-55 137-83 50-22 100-45 150-67 54-18 109-36 163-53 59-13 118-25 176-38 63-7 127-15 190-22 67-3 135-5 202-8 36 1 71 1 107 2 34 2 68 4 103 6 33 3 66 6 99 9 32 4 64 9 95 13 31 6 62 11 92 17 30 7 59 14 88 21 28 8 57 16 85 24 27 10 53 19 80 29 26 10 52 21 77 32 25 12 49 23 74 35 23 14 46 27 70 40 22 14 44 29 66 43 21 16 42 32 63 47 20 17 39 34 59 51 19 19 37 37 56 55 17 19 35 39 52 58 16 21 33 42 49 63 15 22 30 44 45 66 14 23 28 46 43 69 12 25 25 49 38 74 12 25 24 51 36 77 11 27 22 54 32 81 10 28 20 57 29 85 9 29 18 59 26 88 8 31 15 62 23 93 6 32 13 64 19 96 6 33 11 66 17 100 4 34 9 69 14 103 6 73 12 146 18 219 2 78 4 156 6 234zM2680 1930c-1-70-2-139-4-208-4-63-8-126-12-189-7-56-14-113-21-169-5-26-9-52-14-78-5-24-10-49-16-73-6-23-12-46-17-69-7-22-14-44-20-65-7-21-15-41-22-62-8-19-16-39-23-58-9-18-17-37-26-55-9-17-18-34-27-51-10-16-20-32-30-48-10-14-21-29-31-44-11-13-22-27-33-40-12-13-24-25-35-38-13-11-25-22-37-34-13-10-26-21-39-31-13-9-26-19-40-28-14-8-28-16-42-25-15-7-29-14-44-21-15-6-30-12-45-19-16-5-32-10-48-15s-32-9-48-14c-17-4-34-8-51-11-17-4-34-7-51-10-18-2-36-5-54-7s-36-4-55-6c-18-1-37-2-56-3-19 0-38 0-58-1-19 1-39 1-58 1-19 1-39 3-58 4-18 2-37 3-55 5-19 3-37 5-55 8-17 3-35 7-53 10-17 4-34 8-51 12-17 5-33 10-50 14-16 6-32 11-49 17-15 6-31 13-47 19-15 8-30 15-45 22-14 9-29 17-43 26s-28 19-42 29c-13 10-26 21-39 31-13 12-26 23-38 35-13 13-25 25-37 38-11 14-23 27-34 41-11 15-22 30-33 44-10 16-20 32-30 48-10 18-19 35-29 52-9 18-18 36-27 55-8 19-16 39-24 58-8 21-15 41-23 62-7 22-14 44-21 65-6 23-12 46-18 69-6 24-11 49-17 73-5 26-9 52-14 77-4 28-8 55-12 82-4 29-7 57-10 86-5 62-9 124-13 185-2 68-3 136-5 204 2 69 3 138 5 207 5 63 9 126 14 189 4 29 7 59 11 88 4 27 8 55 13 82s10 53 15 79c6 24 12 49 18 73 7 23 13 46 20 69 7 22 14 44 21 66 8 21 16 41 24 62 8 19 17 39 25 58 9 19 18 37 27 55 9 17 19 34 29 51 10 16 20 32 30 48 11 15 22 29 32 44 12 14 23 27 34 41 12 12 24 25 36 37s24 23 37 35c12 10 25 21 38 31 13 9 27 19 40 28 14 8 28 17 42 25 14 7 28 15 42 22 15 6 30 13 45 19 15 5 30 11 46 16 15 5 31 9 46 14 16 4 32 8 48 12 16 3 33 6 49 10 17 2 33 5 50 7s34 4 51 5c17 2 34 3 52 4 17 0 35 0 52 1 20-1 40-1 59-1 19-1 38-2 57-3 19-2 38-4 56-6 19-2 37-5 55-7 18-3 35-6 53-9 17-4 35-8 52-12 17-5 33-9 50-14 16-5 33-10 49-15 16-7 32-13 47-19 16-7 31-14 46-21 14-9 29-17 44-25 13-9 27-19 41-28 14-10 27-21 40-31 13-12 26-23 39-34 12-13 24-25 36-38 11-13 23-27 34-40 11-15 22-30 33-45 10-15 20-31 31-47 9-17 19-34 28-52s18-36 27-55 17-39 25-58c8-21 15-42 23-63 7-22 14-44 21-66 6-23 13-46 19-69 6-25 11-50 17-74 5-26 10-52 15-79 4-27 8-55 12-83 4-29 7-58 10-87 5-63 9-127 14-190 1-69 3-138 4-207z">
            <text:p/>
          </draw:path>
          <draw:path draw:style-name="gr3" draw:text-style-name="P3" draw:layer="layout" svg:width="3.172cm" svg:height="5.25cm" svg:x="13.844cm" svg:y="13.031cm" svg:viewBox="0 0 3173 5251" svg:d="M1592 5251c-52-1-104-3-156-4-49-4-98-8-147-12-23-3-46-7-70-10-22-3-45-7-67-11s-44-9-66-13c-21-5-42-10-63-15-20-6-40-12-61-18-19-6-39-12-58-19s-38-14-57-21c-18-7-36-15-54-22-17-8-34-16-52-25-16-8-33-17-49-26s-32-18-47-28c-15-9-30-19-46-29-14-11-28-21-42-32-14-10-28-21-41-32-13-12-26-23-39-35-12-11-25-23-37-35-11-13-23-25-35-37-10-13-21-26-32-39-10-13-21-27-31-40-9-14-19-28-28-41-9-15-18-29-27-43-8-15-16-30-25-44-7-15-15-30-22-45-7-16-14-31-21-47-6-16-13-31-19-47s-11-33-17-49c-5-17-10-33-15-50-4-17-9-34-13-51 208-30 416-60 624-90 6 21 12 42 17 63 8 20 16 40 23 59 9 19 18 37 27 56 11 17 21 34 32 51 12 16 25 32 37 48 13 15 27 29 41 44 15 14 31 27 46 41 17 12 34 24 51 36 18 11 36 22 55 33 19 10 39 19 59 28 21 8 42 16 63 24 23 7 45 14 68 20 23 5 47 10 71 15 25 4 51 8 76 11 27 2 53 5 80 7 28 0 56 1 84 2 17 0 35-1 52-1 17-1 34-2 51-3 16-1 33-3 49-4 16-2 33-5 49-7 15-2 31-5 47-8 15-3 31-7 46-10 15-4 30-8 45-12 14-4 29-9 43-14s29-10 43-15c13-6 27-12 40-18 13-7 26-14 39-20 13-8 25-15 38-23 12-8 24-16 36-24 11-9 22-18 34-27 11-10 21-20 32-29 11-11 21-21 31-31 10-12 20-23 30-34 9-12 18-24 27-36 9-13 17-25 26-38 8-14 16-27 24-41s15-29 22-43c7-15 14-31 21-46 6-16 13-32 19-48 6-17 12-34 17-50 5-18 11-36 16-53 4-19 8-38 13-56 4-20 7-39 11-59 3-20 6-41 9-61 3-22 5-43 8-65 1-22 3-44 5-67 1-47 2-95 4-142 0-200 0-400 0-600-3 0-5 0-7 0-12 23-24 47-37 70s-27 46-40 68c-15 23-30 45-45 67-16 22-32 44-49 66-8 10-17 21-26 31-9 11-18 21-27 31-10 10-20 20-29 30-10 10-20 20-31 29-10 10-21 19-31 29-11 9-22 18-33 27-12 9-23 18-35 26-12 9-24 17-36 26-12 8-25 16-37 24-13 8-26 16-39 23-13 8-27 15-40 22-14 7-28 14-42 21-14 6-29 13-43 19-15 6-30 12-45 18s-30 12-46 17c-15 5-31 11-47 16s-33 9-49 14c-17 4-34 8-51 12-18 4-35 7-53 11-18 3-36 5-54 8-18 2-37 5-56 7-19 1-38 3-58 4-19 1-39 2-59 3s-41 1-61 1c-29 0-58-1-87-2-28-1-56-3-84-5-27-3-54-6-81-9-26-5-52-9-78-13-24-6-49-12-74-17-24-7-47-14-71-21-23-8-46-16-68-24-22-9-44-18-65-28s-41-21-62-31c-20-12-39-24-59-35-19-13-37-26-56-39-18-15-35-29-53-43-17-16-34-31-50-47s-32-33-48-50c-15-18-29-36-44-54-14-19-28-38-42-57-13-21-25-41-38-61-12-22-24-44-36-65-11-23-23-46-34-69-10-24-20-48-30-72-10-25-19-50-28-76s-17-52-25-79-16-55-23-83-13-57-20-86c-11-61-22-123-32-184-8-66-16-131-23-197-5-71-10-141-14-212-2-75-3-150-5-225 2-73 3-146 5-219 4-69 9-138 14-207 7-65 15-131 23-196 10-62 21-123 32-185 7-29 13-58 20-88 8-28 15-56 23-84 9-27 17-54 26-81 9-26 19-52 28-78 11-25 21-50 32-74 12-24 23-48 35-71s24-45 37-68c13-21 27-43 40-64 15-20 29-40 44-61 15-19 31-38 46-56 17-18 33-36 50-54 17-16 35-33 52-49 19-16 38-31 56-46 20-15 39-29 59-43 21-13 41-25 62-38 22-12 44-24 65-35 23-11 46-21 69-31 24-9 48-18 72-27 25-8 51-16 76-23 26-6 53-13 79-19 28-5 56-10 83-14 29-4 58-7 87-11 30-2 60-4 90-6 31-1 63-1 94-2 32 1 65 2 97 3 32 3 63 5 94 8 31 5 61 10 91 14 29 7 59 14 88 20 28 9 56 17 84 26 27 10 54 20 81 31 26 12 52 24 78 36 25 15 49 29 74 43 24 16 47 32 71 48 22 17 44 34 66 52 21 19 42 38 63 57 19 21 39 41 58 62 18 22 36 45 54 67 17 24 34 48 50 71 15 26 31 51 46 77 14 27 28 54 42 81 2 0 4 0 7 0 1-64 3-129 5-193 3-67 7-134 10-201 4-55 8-110 12-164 1-10 3-21 4-31 1-8 2-16 3-23 1-3 1-6 2-9 0-3 1-5 2-8 0-1 0-2 0-2 1-1 1-2 1-3 1-1 1-1 1-2l1-1c196 0 393 0 589 0 0 6-1 12-2 18 0 8-1 15-1 23-1 21-3 43-4 64-2 59-4 118-7 177-1 76-3 153-5 229 0 87-1 174-2 260 0 950 0 1900 0 2850-2 63-4 126-6 189-6 59-12 119-18 178-10 55-20 110-30 165-14 51-28 102-42 153-8 24-17 48-25 72-10 23-19 46-29 69-10 22-21 44-31 66-12 21-23 42-35 63-12 20-25 40-37 60-14 19-27 38-41 57-14 18-29 36-43 54-16 17-31 34-47 50s-33 32-49 48c-18 15-36 30-53 45-19 14-37 28-56 42-20 12-40 25-59 38-21 12-42 24-63 36-22 10-43 21-65 32-23 10-46 19-69 29-24 9-48 18-72 26-51 15-102 29-153 44-56 10-111 20-167 30-59 7-119 13-179 19-63 2-127 4-191 6zM2536 1923c-2-63-4-125-6-188-2-30-4-59-6-89-3-28-6-56-9-85-4-27-8-54-12-81-5-26-10-52-15-78-5-25-11-50-17-75-6-24-13-47-20-71-7-23-14-45-22-68-7-21-15-43-23-64-9-21-17-41-25-62-9-19-18-39-27-58-10-18-19-37-29-55-10-17-20-35-30-52-11-16-22-32-32-49-11-15-23-30-34-45-12-14-23-29-35-43-12-13-24-26-36-39-13-12-25-25-38-37-13-11-26-22-39-34-13-10-26-20-40-31-13-9-27-18-41-27s-28-17-42-25c-15-8-30-15-44-23-15-6-30-13-45-19s-29-11-44-17c-15-5-30-9-45-14-16-4-31-8-46-12-15-3-30-6-45-9-16-2-31-4-46-6-15-1-31-3-46-4-16 0-31-1-47-1-19 0-39 1-58 1-19 1-38 3-56 4-18 2-36 4-54 6-18 3-35 6-53 9-16 4-33 8-50 12-15 5-31 9-47 14-16 6-31 11-46 17s-29 13-44 19c-14 8-28 15-42 23-13 8-26 16-39 25s-26 18-39 28c-12 10-24 20-36 31-11 11-23 22-34 34s-22 24-33 37c-10 13-20 26-30 40s-20 28-29 43-18 30-27 45c-9 17-17 33-26 49-8 18-15 35-23 53-7 18-15 37-22 55-6 19-13 39-19 58-6 21-12 41-18 62s-11 43-16 65-10 45-15 67c-8 49-15 97-23 146-6 53-11 106-17 159-3 57-6 115-10 172-1 63-2 125-3 187 1 64 2 129 3 193 4 59 7 118 10 177 6 54 11 108 17 162 8 48 15 96 23 145 5 22 10 44 14 67 6 21 11 42 16 63 6 20 12 40 18 60 7 19 13 38 20 57 7 18 14 36 21 54 8 17 16 34 23 50 9 16 17 32 25 48 9 14 18 29 27 43s19 28 28 41c10 13 21 25 31 38 10 11 21 23 32 35 11 10 22 21 34 31s24 19 36 29c12 8 25 17 37 25 13 8 27 16 40 23s27 13 41 20c14 5 29 11 43 17 15 4 30 9 45 14 16 4 32 9 48 13 16 3 33 7 49 10 17 3 34 5 52 8 17 2 35 4 53 5 19 2 37 3 56 4 19 0 38 1 57 1 16 0 31-1 46-1 16-1 31-3 47-4 15-2 30-4 45-6 16-3 31-6 46-9 15-4 30-7 45-11s30-9 45-14 30-10 45-16 30-12 45-18c14-7 29-14 43-22 15-8 29-16 43-24 14-9 28-18 42-27 13-10 26-20 40-30 13-11 26-22 39-33 13-12 26-24 38-35 13-13 25-26 37-39 12-14 24-28 36-42 12-15 23-30 35-44 11-16 21-32 32-48 11-17 21-34 31-51 10-18 20-36 30-54 9-19 18-38 27-57 9-20 17-40 26-60 8-22 16-43 24-64 8-22 15-44 23-66 6-24 13-47 20-70 6-25 11-49 17-73 5-26 10-52 15-77 4-27 8-54 12-81 3-28 6-56 10-84 2-29 4-58 6-88 2-61 4-123 6-185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8-31T16:28:37.244744904</dc:date>
    <meta:editing-duration>PT10M38S</meta:editing-duration>
    <meta:editing-cycles>1</meta:editing-cycles>
    <meta:document-statistic meta:object-count="7"/>
    <meta:generator>LibreOffice/5.2.7.2$Linux_X86_64 LibreOffice_project/20m0$Build-2</meta:generator>
  </office:meta>
</office:document-meta>
</file>